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style:font-name="Arial1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text-properties style:font-name="Arial1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text-properties fo:color="#127622" style:font-name="Arial1"/>
    </style:style>
    <style:style style:name="P5" style:family="paragraph" style:parent-style-name="Text_20_body">
      <style:text-properties fo:color="#127622" style:font-name="Arial1" officeooo:rsid="0000a6ff" officeooo:paragraph-rsid="0000a6ff"/>
    </style:style>
    <style:style style:name="P6" style:family="paragraph" style:parent-style-name="Text_20_body">
      <style:text-properties fo:color="#127622" style:font-name="Arial1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20%" style:writing-mode="lr-tb"/>
    </style:style>
    <style:style style:name="P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6aa84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38761d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  <style:text-properties fo:font-variant="normal" fo:text-transform="none" fo:color="#127622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6aa84f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6aa84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38761d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38761d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38761d" style:text-line-through-style="none" style:text-line-through-type="none" style:font-name="Courier New" fo:font-size="11.5pt" fo:font-style="normal" style:text-underline-style="none" fo:font-weight="normal" style:text-blinking="false" fo:background-color="#ffffff"/>
    </style:style>
    <style:style style:name="P16" style:family="paragraph" style:parent-style-name="Text_20_body">
      <style:paragraph-properties fo:margin-left="1.27cm" fo:margin-right="0cm" fo:margin-top="0.423cm" fo:margin-bottom="0cm" loext:contextual-spacing="false" fo:line-height="138%" fo:text-indent="0cm" style:auto-text-indent="false" style:writing-mode="lr-tb"/>
      <style:text-properties fo:font-variant="normal" fo:text-transform="none" fo:color="#38761d" style:text-line-through-style="none" style:text-line-through-type="none" style:font-name="Courier New" fo:font-size="11.5pt" fo:font-style="normal" style:text-underline-style="none" fo:font-weight="normal" style:text-blinking="false" fo:background-color="#ffffff"/>
    </style:style>
    <style:style style:name="P17" style:family="paragraph" style:parent-style-name="Heading" style:master-page-name="MP0">
      <style:paragraph-properties style:page-number="auto" fo:break-before="page"/>
      <style:text-properties style:font-name="Arial1"/>
    </style:style>
    <style:style style:name="P18" style:family="paragraph" style:parent-style-name="Heading_20_1">
      <style:text-properties style:font-name="Arial1"/>
    </style:style>
    <style:style style:name="P19" style:family="paragraph" style:parent-style-name="Heading_20_1">
      <style:paragraph-properties fo:break-before="page"/>
      <style:text-properties style:font-name="Arial1"/>
    </style:style>
    <style:style style:name="P20" style:family="paragraph" style:parent-style-name="Heading_20_1">
      <style:paragraph-properties fo:break-before="page"/>
      <style:text-properties style:font-name="Arial1" fo:font-size="18pt" style:font-size-asian="18pt" style:font-size-complex="18pt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046100"/>
    </style:style>
    <style:style style:name="P23" style:family="paragraph" style:parent-style-name="Standard" style:list-style-name="L1">
      <style:text-properties style:font-name="Arial1" officeooo:paragraph-rsid="00046100"/>
    </style:style>
    <style:style style:name="P24" style:family="paragraph" style:parent-style-name="Standard" style:list-style-name="L1">
      <style:text-properties fo:font-variant="normal" fo:text-transform="none" fo:color="#38761d" style:text-line-through-style="none" style:text-line-through-type="none" style:font-name="Arial" fo:font-size="11pt" fo:font-style="normal" style:text-underline-style="none" fo:font-weight="normal" officeooo:paragraph-rsid="00046100" style:text-blinking="false" fo:background-color="transparent"/>
    </style:style>
    <style:style style:name="P25" style:family="paragraph" style:parent-style-name="Standard" style:list-style-name="L2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21846" style:text-blinking="false" fo:background-color="transparent"/>
    </style:style>
    <style:style style:name="P26" style:family="paragraph" style:parent-style-name="Standard" style:list-style-name="L2">
      <style:text-properties officeooo:paragraph-rsid="00046100"/>
    </style:style>
    <style:style style:name="P27" style:family="paragraph" style:parent-style-name="Text_20_body" style:list-style-name="L1">
      <style:text-properties fo:font-variant="normal" fo:text-transform="none" fo:color="#6aa84f" style:text-line-through-style="none" style:text-line-through-type="none" style:font-name="Arial" fo:font-size="11pt" fo:font-style="normal" style:text-underline-style="none" fo:font-weight="normal" officeooo:paragraph-rsid="00046100" style:text-blinking="false" fo:background-color="transparent"/>
    </style:style>
    <style:style style:name="P28" style:family="paragraph" style:parent-style-name="Text_20_body">
      <style:text-properties fo:font-variant="normal" fo:text-transform="none" fo:color="#127622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text-properties officeooo:paragraph-rsid="00021846"/>
    </style:style>
    <style:style style:name="P31" style:family="paragraph" style:parent-style-name="Text_20_body" style:list-style-name="L2">
      <style:text-properties style:font-name="Arial1"/>
    </style:style>
    <style:style style:name="P32" style:family="paragraph" style:parent-style-name="Text_20_body" style:list-style-name="L2">
      <style:text-properties style:font-name="Arial1" officeooo:paragraph-rsid="00021846"/>
    </style:style>
    <style:style style:name="P33" style:family="paragraph" style:parent-style-name="Text_20_body" style:list-style-name="L3">
      <style:text-properties style:font-name="Arial1"/>
    </style:style>
    <style:style style:name="P34" style:family="paragraph" style:parent-style-name="Text_20_body" style:list-style-name="L4">
      <style:text-properties style:font-name="Arial1"/>
    </style:style>
    <style:style style:name="P35" style:family="paragraph" style:parent-style-name="Text_20_body" style:list-style-name="L3"/>
    <style:style style:name="P36" style:family="paragraph" style:parent-style-name="Text_20_body" style:list-style-name="L4">
      <style:text-properties fo:color="#127622" style:font-name="Arial1" officeooo:rsid="0000a6ff" officeooo:paragraph-rsid="0000a6ff"/>
    </style:style>
    <style:style style:name="P37" style:family="paragraph" style:parent-style-name="Text_20_body" style:list-style-name="L4">
      <style:text-properties fo:color="#127622" style:font-name="Arial1"/>
    </style:style>
    <style:style style:name="P38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38761d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38761d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  <style:text-properties fo:font-variant="normal" fo:text-transform="none" fo:color="#127622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T1" style:family="text">
      <style:text-properties style:font-name="Arial1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fo:color="#007826" style:font-name="Arial1"/>
    </style:style>
    <style:style style:name="T4" style:family="text">
      <style:text-properties fo:color="#007826" style:font-name="Arial1" fo:font-style="italic" style:font-style-asian="italic" style:font-style-complex="italic"/>
    </style:style>
    <style:style style:name="T5" style:family="text">
      <style:text-properties officeooo:rsid="00021846"/>
    </style:style>
    <style:style style:name="T6" style:family="text">
      <style:text-properties fo:font-variant="normal" fo:text-transform="none" fo:color="#6aa84f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38761d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38761d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0" style:family="text">
      <style:text-properties style:font-name="Arial" fo:font-size="11pt" fo:font-style="normal" fo:font-weight="normal"/>
    </style:style>
    <style:style style:name="T11" style:family="text">
      <style:text-properties style:font-name="Arial" fo:font-size="11pt" fo:font-style="normal" fo:font-weight="normal" officeooo:rsid="00046100"/>
    </style:style>
    <style:style style:name="T12" style:family="text">
      <style:text-properties fo:color="#127622"/>
    </style:style>
    <style:style style:name="T13" style:family="text">
      <style:text-properties fo:color="#127622" style:font-name="Liberation Mono" officeooo:rsid="00021846" style:font-name-asian="Noto Sans Mono CJK SC" style:font-name-complex="Liberation Mono"/>
    </style:style>
    <style:style style:name="T14" style:family="text">
      <style:text-properties fo:color="#127622" style:font-name="Arial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est POE - Développeur</text:p>
      <text:h text:style-name="P18" text:outline-level="1">HTML</text:h>
      <text:list xml:id="list3249378618" text:style-name="L1">
        <text:list-item>
          <text:p text:style-name="P22"><text:span text:style-name="Police_20_par_20_défaut"><text:span text:style-name="T1">Quels sont les éléments essentiels pour créer un article composé de texte ?</text:span></text:span></text:p>
          <text:p text:style-name="P22"><text:bookmark text:name="docs-internal-guid-fa832574-7fff-fdd9-f29f-4f6a7d20db0a"/><text:span text:style-name="Police_20_par_20_défaut"><text:span text:style-name="T6">Mise en place des conteneurs : balise div.</text:span></text:span></text:p>
        </text:list-item>
      </text:list>
      <text:p text:style-name="P8"><text:s text:c="11"/>Titre de la page : balise h1</text:p>
      <text:p text:style-name="P8"><text:s text:c="11"/>Création de l’article base P</text:p>
      <text:p text:style-name="P7"><text:span text:style-name="T6"><text:s text:c="11"/>Utilisation de la balise Br pour les sauts de lignes entre les paragraphes.</text:span><text:span text:style-name="Police_20_par_20_défaut"><text:span text:style-name="T1"><text:line-break/></text:span></text:span><text:span text:style-name="Police_20_par_20_défaut"><text:span text:style-name="T4"><text:tab/></text:span></text:span></text:p>
      <text:list xml:id="list170342670925836" text:continue-numbering="true" text:style-name="L1">
        <text:list-item>
          <text:p text:style-name="P23">Écrivez un champ de formulaire de saisie d'email accompagné de son étiquette.</text:p>
          <text:p text:style-name="P27"/>
          <text:p text:style-name="P27"><text:bookmark text:name="docs-internal-guid-5f4d6332-7fff-b186-9192-a97583e7ff3c"/>&lt;form action="/ma-page-de-traitement" method="post"&gt;</text:p>
        </text:list-item>
      </text:list>
      <text:p text:style-name="P11"><text:span text:style-name="T10">&lt;div&gt;</text:span></text:p>
      <text:p text:style-name="P11"><text:span text:style-name="T10">&lt;label for="name"&gt;Nom :&lt;/label&gt;</text:span></text:p>
      <text:p text:style-name="P11"><text:span text:style-name="T10">&lt;input type="text" id="name" name="user_name"&gt;</text:span></text:p>
      <text:p text:style-name="P11"><text:span text:style-name="T10">&lt;/div&gt;</text:span></text:p>
      <text:p text:style-name="P11"><text:span text:style-name="T10">&lt;div&gt;</text:span></text:p>
      <text:p text:style-name="P11"><text:span text:style-name="T10">&lt;label for="mail"&gt;e-mail :&lt;/label&gt;</text:span></text:p>
      <text:p text:style-name="P11"><text:span text:style-name="T10">&lt;input type="email" id="mail" name="user_mail"&gt;</text:span></text:p>
      <text:p text:style-name="P11"><text:span text:style-name="T10">&lt;/div&gt;</text:span></text:p>
      <text:p text:style-name="P11"><text:span text:style-name="T10">&lt;div&gt;</text:span></text:p>
      <text:p text:style-name="P11"><text:span text:style-name="T10">&lt;label for="msg"&gt;Message :&lt;/label&gt;</text:span></text:p>
      <text:p text:style-name="P11"><text:span text:style-name="T10">&lt;textarea id="msg" name="user_message"&gt;&lt;/textarea&gt;</text:span></text:p>
      <text:p text:style-name="P11"><text:span text:style-name="T10">&lt;/div&gt;</text:span></text:p>
      <text:p text:style-name="P12"><text:soft-page-break/>&lt;/form&gt;</text:p>
      <text:list xml:id="list170341719371170" text:continue-numbering="true" text:style-name="L1">
        <text:list-header>
          <text:p text:style-name="P23"><text:line-break/></text:p>
        </text:list-header>
        <text:list-item>
          <text:p text:style-name="P23">Sur quel attribut HTML doit-on s'appuyer pour faire un lien interne à un document (ex : retour en haut de page)<text:bookmark text:name="docs-internal-guid-18af4094-7fff-2940-7229-f0243fd6d80c"/><text:span text:style-name="T7">-</text:span></text:p>
          <text:p text:style-name="P24"/>
          <text:p text:style-name="P23"><text:span text:style-name="T7">-l'élément HTML &lt;a&gt; avec son attribut href .</text:span><text:line-break/><text:tab/></text:p>
        </text:list-item>
        <text:list-item>
          <text:p text:style-name="P21"><text:span text:style-name="Police_20_par_20_défaut"><text:span text:style-name="T1">Que faut-il préciser systématiquement lors de l'insertion d'un élément image ?</text:span></text:span><text:span text:style-name="Police_20_par_20_défaut"><text:span text:style-name="T3"><text:line-break/><text:tab/>-</text:span></text:span><text:bookmark text:name="docs-internal-guid-bd6f9101-7fff-79ce-4443-058e3668b5ec"/><text:span text:style-name="Police_20_par_20_défaut"><text:span text:style-name="T7">-la balise &lt;img&gt;</text:span></text:span></text:p>
        </text:list-item>
        <text:list-item>
          <text:p text:style-name="P21"><text:span text:style-name="Police_20_par_20_défaut"><text:span text:style-name="T1">Quelle méthode de formulaire doit-on utiliser lors de la soumission de donnée à un serveur ?</text:span></text:span><text:span text:style-name="Police_20_par_20_défaut"><text:span text:style-name="T3"><text:line-break/><text:tab/>-</text:span></text:span><text:bookmark text:name="docs-internal-guid-95ba203e-7fff-b0eb-5e64-e8707f6ef1cf"/><text:span text:style-name="Police_20_par_20_défaut"><text:span text:style-name="T7">la méthode GET</text:span></text:span></text:p>
        </text:list-item>
        <text:list-item>
          <text:p text:style-name="P22"><text:span text:style-name="Police_20_par_20_défaut"><text:span text:style-name="T1">Quelle élément HTML utilise-t-on pour mettre le texte en gras ?</text:span></text:span></text:p>
          <text:p text:style-name="P22"><text:span text:style-name="Police_20_par_20_défaut"><text:span text:style-name="T1">-</text:span></text:span><text:bookmark text:name="docs-internal-guid-fc69074d-7fff-e2c5-f85b-5c5b290d2871"/><text:span text:style-name="Police_20_par_20_défaut"><text:span text:style-name="T7">-c’est l’élément &lt;strong&gt; </text:span></text:span><text:span text:style-name="Police_20_par_20_défaut"><text:span text:style-name="T1"><text:line-break/></text:span></text:span><text:span text:style-name="Police_20_par_20_défaut"><text:span text:style-name="T3"><text:tab/></text:span></text:span></text:p>
        </text:list-item>
      </text:list>
      <text:h text:style-name="P18" text:outline-level="1">CSS</text:h>
      <text:list xml:id="list1517158405" text:style-name="L2">
        <text:list-item>
          <text:p text:style-name="P32">Écrivez une règle afin de mettre le texte en vert sur l'ensemble des paragraphes</text:p>
          <text:p text:style-name="P25"><text:bookmark text:name="docs-internal-guid-f8c9586e-7fff-77f5-d749-aa68595b0cff"/>donnons au paragraphe l’id p:</text:p>
          <text:p text:style-name="P32"/>
          <text:p text:style-name="P30"><text:span text:style-name="T14">-</text:span><text:span text:style-name="Source_20_Text"><text:span text:style-name="T13">p</text:span></text:span><text:span text:style-name="Source_20_Text"><text:span text:style-name="T12">{</text:span></text:span></text:p>
          <text:p text:style-name="P30"><text:span text:style-name="Source_20_Text"><text:span text:style-name="T12"><text:s/>background-color: </text:span></text:span><text:span text:style-name="Source_20_Text"><text:span text:style-name="T13">green; </text:span></text:span></text:p>
          <text:p text:style-name="P30"><text:span text:style-name="Source_20_Text"><text:span text:style-name="T13">}</text:span></text:span><text:span text:style-name="T1"><text:line-break/></text:span></text:p>
        </text:list-item>
        <text:list-item>
          <text:p text:style-name="P31">Sur quelle(s) propriété(s) peut-on s'appuyer pour centrer horizontalement un bloc n'occupant pas toute la largeur disponible de son conteneur ?<text:line-break/>-<text:bookmark text:name="docs-internal-guid-4c1b7589-7fff-cfc4-c708-493010ef21a7"/><text:span text:style-name="T7">bloc {</text:span></text:p>
        </text:list-item>
      </text:list>
      <text:p text:style-name="P13">margin-left: auto;</text:p>
      <text:p text:style-name="P13">margin-right: auto;</text:p>
      <text:p text:style-name="P13">width: ...;</text:p>
      <text:p text:style-name="P13">}</text:p>
      <text:p text:style-name="P13">et le contenu</text:p>
      <text:p text:style-name="P13">contenu :</text:p>
      <text:p text:style-name="P13"><text:soft-page-break/>{</text:p>
      <text:p text:style-name="P13">margin: 0;</text:p>
      <text:p text:style-name="P13">}<text:line-break/></text:p>
      <text:list xml:id="list170341323974705" text:continue-numbering="true" text:style-name="L2">
        <text:list-item>
          <text:p text:style-name="P26"><text:span text:style-name="Police_20_par_20_défaut"><text:span text:style-name="T1">Écrivez un sélecteur désignant les emphases fortes (</text:span></text:span><text:span text:style-name="Police_20_par_20_défaut"><text:span text:style-name="T2">&lt;strong&gt;</text:span></text:span><text:span text:style-name="Police_20_par_20_défaut"><text:span text:style-name="T1">) contenu à n'importe quel niveau de profondeur dans un titre de premier niveau (</text:span></text:span><text:span text:style-name="Police_20_par_20_défaut"><text:span text:style-name="T2">&lt;h1&gt;</text:span></text:span><text:span text:style-name="Police_20_par_20_défaut"><text:span text:style-name="T1">)</text:span></text:span></text:p>
          <text:p text:style-name="P26"><text:span text:style-name="Police_20_par_20_défaut"><text:span text:style-name="T1">-</text:span></text:span><text:bookmark text:name="docs-internal-guid-670c2e9f-7fff-8451-7c21-c395bed35785"/><text:span text:style-name="Police_20_par_20_défaut"><text:span text:style-name="T7">h1 {</text:span></text:span></text:p>
        </text:list-item>
      </text:list>
      <text:p text:style-name="P14"><text:span text:style-name="T11">f</text:span><text:span text:style-name="T10">ont-weight: bold;</text:span></text:p>
      <text:p text:style-name="Text_20_body"><text:span text:style-name="T7"><text:s text:c="13"/>}</text:span><text:span text:style-name="Police_20_par_20_défaut"><text:span text:style-name="T1"><text:line-break/></text:span></text:span></text:p>
      <text:list xml:id="list170342351194199" text:continue-numbering="true" text:style-name="L2">
        <text:list-item>
          <text:p text:style-name="P29"><text:span text:style-name="Police_20_par_20_défaut"><text:span text:style-name="T1">Quelle(s) propriété(s) utiliseriez-vous afin de mettre les deux divisions portant la classe « colonne » côte-à-côte ?<text:line-break/></text:span></text:span><text:span text:style-name="Police_20_par_20_défaut"><text:span text:style-name="T2">&lt;div class="container"&gt;<text:line-break/><text:tab/>&lt;div class="colonne col70"&gt;<text:line-break/><text:tab/><text:tab/>première colonne<text:line-break/><text:tab/>&lt;/div&gt;&lt;div class="colonne col30"&gt;<text:line-break/><text:tab/><text:tab/>seconde colonne<text:line-break/><text:tab/>&lt;/div&gt;<text:line-break/>&lt;/div&gt;<text:line-break/></text:span></text:span><text:bookmark text:name="docs-internal-guid-d5a84ab1-7fff-f394-b18f-632490bb1350"/><text:span text:style-name="Police_20_par_20_défaut"><text:span text:style-name="T9"><text:line-break/></text:span></text:span><text:span text:style-name="Police_20_par_20_défaut"><text:span text:style-name="T8">-j’utilise la propriété display avec la valeur flex sur l’élément parent et la propriété flex avec la valeur 1 sur les sous-éléments</text:span></text:span><text:span text:style-name="Police_20_par_20_défaut"><text:span text:style-name="T9"><text:line-break/></text:span></text:span></text:p>
        </text:list-item>
        <text:list-item>
          <text:p text:style-name="P31">Écrivez un jeu de règles correspondant à la question précédent</text:p>
          <text:p text:style-name="P31">-<text:bookmark text:name="docs-internal-guid-edee88ec-7fff-3157-db14-74dafa9d8ef9"/><text:span text:style-name="T7">.contrainer {</text:span></text:p>
        </text:list-item>
      </text:list>
      <text:p text:style-name="P9">display: flex;</text:p>
      <text:p text:style-name="P9">}</text:p>
      <text:p text:style-name="P9">.colonne col70{</text:p>
      <text:p text:style-name="P9">flex: 1;</text:p>
      <text:p text:style-name="P9">}</text:p>
      <text:p text:style-name="P9">.colonne col30{</text:p>
      <text:p text:style-name="P9"><text:soft-page-break/>flex: 1;</text:p>
      <text:p text:style-name="P9">}</text:p>
      <text:h text:style-name="P19" text:outline-level="1">PHP</text:h>
      <text:list xml:id="list3232069830" text:style-name="L3">
        <text:list-item>
          <text:p text:style-name="P33">Écrivez une instruction PHP affichant « Hello Dawan » partant du principe que la chaîne de caractères « Dawan » est contenu dans une variable</text:p>
          <text:p text:style-name="P33">-<text:bookmark text:name="docs-internal-guid-668418d9-7fff-a11a-23c0-2ddbc6798fab"/></text:p>
        </text:list-item>
      </text:list>
      <text:p text:style-name="P15">$foo ="Dawan"</text:p>
      <text:p text:style-name="P16">print "Hello  $foo";</text:p>
      <text:list xml:id="list170341455802705" text:continue-numbering="true" text:style-name="L3">
        <text:list-header>
          <text:p text:style-name="P33"/>
        </text:list-header>
        <text:list-item>
          <text:p text:style-name="P35"><text:span text:style-name="Police_20_par_20_défaut"><text:span text:style-name="T1">Créez une chaîne de caractères afin d'afficher l'ensemble des fruits contenu dans le tableau PHP en les séparant par une virgule.<text:line-break/></text:span></text:span><text:span text:style-name="Police_20_par_20_défaut"><text:span text:style-name="T2">$fruits = ['ananas', 'banane', 'cerise'];</text:span></text:span></text:p>
        </text:list-item>
        <text:list-item>
          <text:p text:style-name="P35"><text:span text:style-name="Police_20_par_20_défaut"><text:span text:style-name="T1">Étant donné une instance de la classe suivante. Afficher le nom du contact.</text:span></text:span><text:span text:style-name="Police_20_par_20_défaut"><text:span text:style-name="T2"><text:line-break/>class Contact {<text:line-break/><text:tab/>private $nom;<text:line-break/><text:tab/>public function getNom() {<text:line-break/><text:tab/><text:tab/>return $this→nom;<text:line-break/><text:tab/>}<text:line-break/>}</text:span></text:span></text:p>
        </text:list-item>
        <text:list-item>
          <text:p text:style-name="P33">Créez un constructeur afin d'initialiser le nom du contact.</text:p>
        </text:list-item>
      </text:list>
      <text:h text:style-name="P18" text:outline-level="1">SQL</text:h>
      <text:list xml:id="list3714190953" text:style-name="L4">
        <text:list-item>
          <text:p text:style-name="P34">Créez un requête SQL afin de sélectionner l'ensemble des champs d'une table « article »</text:p>
          <text:p text:style-name="P36">-<text:span text:style-name="T5">SELECT* <text:s/>FROM article ;</text:span></text:p>
        </text:list-item>
        <text:list-item>
          <text:p text:style-name="P34">Supposons une table auteur. Un auteur pouvant avoir écrit plusieurs articles, mais un article n'étant associé qu'à un seul auteur. À quoi pourrait ressemble une requête récupérant l'ensemble des articles d'un auteur spécifié.</text:p>
          <text:p text:style-name="P37">-<text:span text:style-name="T5">SELECT article FROM auteur WHERE auteur=’x ‘ ;</text:span></text:p>
        </text:list-item>
      </text:list>
      <text:p text:style-name="P2"/>
      <text:p text:style-name="P2"/>
      <text:h text:style-name="P20" text:outline-level="1">Algorithme</text:h>
      <text:p text:style-name="P2"/>
      <text:p text:style-name="P2">Faire un algorithme qui va chercher dans une base une liste de formations et qui les affiche en mettant devant « formation » si la durée est inférieure à 10 et « cursus » sinon.</text:p>
      <text:p text:style-name="P5">Def cherche (L) :</text:p>
      <text:p text:style-name="P5">for l in L :</text:p>
      <text:p text:style-name="P5">if l {1} &lt; 10 :</text:p>
      <text:p text:style-name="P5">return l {0} </text:p>
      <text:p text:style-name="P6"/>
      <text:p text:style-name="P3"/>
      <text:p text:style-name="P3"/>
      <text:p text:style-name="P1">Test «congés payés»</text:p>
      <text:p text:style-name="P3"/>
      <text:p text:style-name="P2">Objectifs: obtenir le nombre de congés payés acquis lors d'une période de travail</text:p>
      <text:p text:style-name="P2"/>
      <text:p text:style-name="P2">Ce que nous possédons :</text:p>
      <text:p text:style-name="P2">1. Une période de travail avec date de début et date de fin</text:p>
      <text:p text:style-name="P2">2. Une collection d'interruption de travail</text:p>
      <text:p text:style-name="P2"><text:s text:c="3"/>une interruption de travail possède une date de début, une date de fin et indique si oui ou non, elle interrompt l'acquisition de congés payés</text:p>
      <text:p text:style-name="P2"/>
      <text:p text:style-name="P2">Méthode de calcul :</text:p>
      <text:p text:style-name="P2">Les congés sont distribués mois par mois au nombre de 25/12 jour ouvrés.</text:p>
      <text:p text:style-name="P2">1. chaque mois entièrement travaillé le montant mensuel complet</text:p>
      <text:p text:style-name="P2">2. chaque mois partiellement travaillé octroie un montant au prorata temporis calendaire (ex: la période se termine le 12 septembre, ce mois-ci octroie donc 12/30 du solde mensuel de congés)</text:p>
      <text:p text:style-name="P2"/>
      <text:p text:style-name="P2">Écrire un algorithme pour compter le nombre de congés acquis.</text:p>
      <text:p text:style-name="P2">Vous pouvez supposer que vous avez à disposition tout objet/méthode de manipulation de calendrier (compter le nombre de jours entre deux dates, évaluer l'intersection entre deux périodes, etc.)</text:p>
      <text:p text:style-name="P2"/>
      <text:p text:style-name="P28"><text:bookmark text:name="docs-internal-guid-44bb460b-7fff-9a58-5021-074acad72969"/>nombrejr=eval(input("Entrez le nombre de jours ouvrés du mois : "))</text:p>
      <text:p text:style-name="P10">nombrecp=eval(input("Entrez le nombre de jours de l’interruption : "))</text:p>
      <text:p text:style-name="P10">congés=round((nombrejr-nombrerecp)*25/12)</text:p>
      <text:p text:style-name="P10">print(“le nombre des congés est égal :%d “)</text:p>
      <text:p text:style-name="P4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ierre </meta:initial-creator>
    <meta:creation-date>2016-02-23T09:01:00Z</meta:creation-date>
    <dc:date>2021-08-12T17:03:40.469483096</dc:date>
    <meta:editing-cycles>10</meta:editing-cycles>
    <meta:editing-duration>PT18H44M15S</meta:editing-duration>
    <meta:document-statistic meta:table-count="0" meta:image-count="0" meta:object-count="0" meta:page-count="8" meta:paragraph-count="95" meta:word-count="750" meta:character-count="4690" meta:non-whitespace-character-count="3972"/>
    <meta:template xlink:type="simple" xlink:actuate="onRequest" xlink:title="" xlink:href="Normal"/>
  </office:meta>
</office:document-meta>
</file>